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o what extent is this correct: <text:s/>for the last century we have had mostly 4 overarching economic models: free market capitalism, the European Social model, the Command Communism (China, Russia), and Fascist Corporatism, all based on supply and demand, and captital and labor. <text:s/>With the world going through deglobalization and depopulation, we are losing access to labor and capital, due to retirement and less workers. <text:s/>Constrained Managed Demand (CMD) seems to be the model Trump endorses, but also artificially constraining supply in the US. <text:s/>So, Trump is not really Capitalistic, he seems to want Govt to take a larger role in the economic system, he likes to nationalize, he also seems to like to take personal control of the monetary authority, and he cares little for contracts. <text:s/>Efficiency, private ownership and private decision making seem to be sacrificed. <text:s/>Could Trumps model CMD work, or is it more liely to lead to economic collapse and civil revolt? <text:s/>How can we write a Substack article that puts Trumps economic model in its best light, then tears it down and provides a warning to those who are not paying attention to what is happening in the world, e.g. How will the future economy effect them in the near future, and what is the spread/cause for likely best and worst 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9-15T23:01:23.59</meta:creation-date>
    <meta:document-statistic meta:table-count="0" meta:image-count="0" meta:object-count="0" meta:page-count="1" meta:paragraph-count="1" meta:word-count="217" meta:character-count="1291"/>
    <dc:date>2025-09-15T23:12:10.08</dc:date>
    <dc:creator>Rick Ballard</dc:creator>
    <meta:editing-duration>PT10M47S</meta:editing-duration>
    <meta:editing-cycles>1</meta:editing-cycles>
    <meta:generator>OpenOffice/4.1.15$Win32 OpenOffice.org_project/4115m2$Build-9813</meta:generator>
  </office:meta>
</office:document-meta>
</file>